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Y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Y.setF( i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Y.get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Y.get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Y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Y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Y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Y.setG( int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Y.setD( boolean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Y.is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Y.setB( long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Y.setJ( List &lt; Integer &gt;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Y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Y.setA( List &lt; ObjectY_A &gt;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Y.is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Y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bjectY.setI( boolean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Y.setH( int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Y.setE( i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Y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Y.setK( List &lt; Integer &gt; 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Y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